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arl-title">
      <style:graphic-properties draw:auto-grow-height="true" fo:min-height="3.505cm"/>
    </style:style>
    <style:style style:name="pr2" style:family="presentation" style:parent-style-name="iarl-outline1">
      <style:graphic-properties fo:min-height="13.859cm"/>
    </style:style>
    <style:style style:name="pr3" style:family="presentation" style:parent-style-name="iarl-notes">
      <style:graphic-properties draw:fill-color="#ffffff" fo:min-height="9.998cm"/>
    </style:style>
    <style:style style:name="pr4" style:family="presentation" style:parent-style-name="iarl-title">
      <style:graphic-properties fo:min-height="3.505cm"/>
    </style:style>
    <style:style style:name="pr5" style:family="presentation" style:parent-style-name="iarl-outline1">
      <style:graphic-properties fo:min-height="13.225cm"/>
    </style:style>
    <style:style style:name="pr6" style:family="presentation" style:parent-style-name="iarl-title">
      <style:graphic-properties fo:min-height="3.506cm"/>
    </style:style>
    <style:style style:name="pr7" style:family="presentation" style:parent-style-name="iarl-outline1">
      <style:graphic-properties fo:min-height="13.86cm"/>
    </style:style>
    <style:style style:name="pr8" style:family="presentation" style:parent-style-name="iarl-notes">
      <style:graphic-properties draw:fill-color="#ffffff" fo:min-height="9.999cm"/>
    </style:style>
    <style:style style:name="pr9" style:family="presentation" style:parent-style-name="iarl-title">
      <style:graphic-properties fo:min-height="3.255cm"/>
    </style:style>
    <style:style style:name="pr10" style:family="presentation" style:parent-style-name="iarl-outline1">
      <style:graphic-properties fo:min-height="12.975cm"/>
    </style:style>
    <style:style style:name="pr11" style:family="presentation" style:parent-style-name="iarl-notes">
      <style:graphic-properties draw:fill-color="#ffffff" fo:min-height="9.763cm"/>
    </style:style>
    <style:style style:name="pr12" style:family="presentation" style:parent-style-name="iarl-title">
      <style:graphic-properties fo:min-height="3.507cm"/>
    </style:style>
    <style:style style:name="pr13" style:family="presentation" style:parent-style-name="iarl-outline1">
      <style:graphic-properties fo:min-height="14.027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style:text-properties fo:font-size="18.799999237060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Eamon Walsh</presentation:header-decl>
      <presentation:footer-decl presentation:name="ftr1">NIARL</presentation:footer-decl>
      <draw:page draw:name="page1" draw:style-name="dp1" draw:master-page-name="iarl" presentation:presentation-page-layout-name="AL1T3">
        <office:forms form:automatic-focus="false" form:apply-design-mode="false"/>
        <draw:frame presentation:style-name="pr1" draw:text-style-name="P1" draw:layer="layout" svg:width="16.369cm" svg:height="3.505cm" svg:x="5.293cm" svg:y="1.742cm" presentation:class="title">
          <draw:text-box>
            <text:p><text:span text:style-name="T1">Discretionary vs Mandatory</text:span><text:span text:style-name="T1"><text:line-break/></text:span><text:span text:style-name="T1"> Access Control</text:span></text:p>
          </draw:text-box>
        </draw:frame>
        <draw:frame presentation:style-name="pr2" draw:text-style-name="P3" draw:layer="layout" svg:width="11.671cm" svg:height="13.859cm" svg:x="2.057cm" svg:y="5.836cm" presentation:class="outline" presentation:user-transformed="true">
          <draw:text-box>
            <text:list text:style-name="L2">
              <text:list-item>
                <text:p><text:span text:style-name="T2">Traditional form of access control in operating systems.</text:span></text:p>
              </text:list-item>
              <text:list-item>
                <text:p text:style-name="P2"><text:span text:style-name="T2">Decisions based on user identity/ownership.</text:span></text:p>
              </text:list-item>
              <text:list-item>
                <text:p text:style-name="P2"><text:span text:style-name="T2">Users and their programs are free to change access rules (e.g. file modes, ACLs).</text:span></text:p>
              </text:list-item>
              <text:list-item>
                <text:p text:style-name="P2"><text:span text:style-name="T2">No protection against malicious and flawed software.</text:span></text:p>
              </text:list-item>
              <text:list-item>
                <text:p text:style-name="P2"><text:span text:style-name="T2">Coarse-grained privilege, prone to escalation.</text:span></text:p>
              </text:list-item>
            </text:list>
          </draw:text-box>
        </draw:frame>
        <draw:frame presentation:style-name="pr2" draw:text-style-name="P4" draw:layer="layout" svg:width="11.671cm" svg:height="13.859cm" svg:x="14.312cm" svg:y="5.836cm" presentation:class="outline" presentation:user-transformed="true">
          <draw:text-box>
            <text:list text:style-name="L2">
              <text:list-item>
                <text:p text:style-name="P2"><text:span text:style-name="T2">Historically limited to separate “trusted” operating systems.</text:span></text:p>
              </text:list-item>
              <text:list-item>
                <text:p text:style-name="P2"><text:span text:style-name="T2">Decisions based on security labels.</text:span></text:p>
              </text:list-item>
              <text:list-item>
                <text:p text:style-name="P2"><text:span text:style-name="T2">Access rules defined by admin/organization.</text:span></text:p>
              </text:list-item>
              <text:list-item>
                <text:p text:style-name="P2"><text:span text:style-name="T2">Control over all processes and objects.</text:span></text:p>
              </text:list-item>
              <text:list-item>
                <text:p text:style-name="P2"><text:span text:style-name="T2">Can confine malicious and flawed software.</text:span></text:p>
              </text:list-item>
              <text:list-item>
                <text:p text:style-name="P2"><text:span text:style-name="T2">Can enforce system-wide security requirements.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1" presentation:class="page"/>
          <draw:frame presentation:style-name="pr3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1" draw:master-page-name="iarl" presentation:presentation-page-layout-name="AL2T1">
        <office:forms form:automatic-focus="false" form:apply-design-mode="false"/>
        <draw:frame presentation:style-name="pr4" draw:layer="layout" svg:width="16.369cm" svg:height="3.505cm" svg:x="5.293cm" svg:y="1.742cm" presentation:class="title">
          <draw:text-box>
            <text:p>Sample Permission Denial</text:p>
          </draw:text-box>
        </draw:frame>
        <draw:frame presentation:style-name="pr2" draw:layer="layout" svg:width="23.918cm" svg:height="13.859cm" svg:x="2.057cm" svg:y="5.836cm" presentation:class="outline" presentation:user-transformed="true">
          <draw:text-box>
            <text:list text:style-name="L2">
              <text:list-item>
                <text:p><text:span text:style-name="T3">type=AVC msg=audit(09/07/2010 14:06:38.240:54981) : avc: <text:s/>denied <text:s/>{ read } for <text:s/>pid=4866 comm=bash name=.bash_history dev=dm-0 ino=138 scontext=system_u:system_r:httpd_t:s0 tcontext=unconfined_u:object_r:admin_home_t:s0 tclass=file </text:span></text:p>
              </text:list-item>
              <text:list-item>
                <text:p>An attempt by a bash process to read a .bash_history file was denied, where the bash process was running in the httpd_t domain and the .bash_history file was labeled with admin_home_t (i.e. under /root).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2" presentation:class="page"/>
          <draw:frame presentation:style-name="pr3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3" draw:style-name="dp1" draw:master-page-name="iarl" presentation:presentation-page-layout-name="AL2T1">
        <office:forms form:automatic-focus="false" form:apply-design-mode="false"/>
        <draw:frame presentation:style-name="pr4" draw:layer="layout" svg:width="16.369cm" svg:height="3.505cm" svg:x="5.293cm" svg:y="1.742cm" presentation:class="title">
          <draw:text-box>
            <text:p>LAB: Fix improper label</text:p>
          </draw:text-box>
        </draw:frame>
        <draw:frame presentation:style-name="pr5" draw:layer="layout" svg:width="23.918cm" svg:height="13.225cm" svg:x="2.057cm" svg:y="5.836cm" presentation:class="outline" presentation:user-transformed="true">
          <draw:text-box>
            <text:list text:style-name="L2">
              <text:list-item>
                <text:p>Check security context of /var/www/index.html</text:p>
                <text:list>
                  <text:list-item>
                    <text:p>What is it?</text:p>
                  </text:list-item>
                </text:list>
              </text:list-item>
              <text:list-item>
                <text:p>Create ~/test.txt &amp; move to /var/www</text:p>
              </text:list-item>
              <text:list-item>
                <text:p>Try accessing http://localhost/test.txt</text:p>
              </text:list-item>
              <text:list-item>
                <text:p>Either restore just that one file or the entire public _html directory.</text:p>
                <text:list>
                  <text:list-item>
                    <text:p>chcon -t httpd_sys_content_t /var/www/test.txt</text:p>
                  </text:list-item>
                  <text:list-item>
                    <text:p>restorecon -vvr /var/www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3" presentation:class="page"/>
          <draw:frame presentation:style-name="pr3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4" draw:style-name="dp1" draw:master-page-name="iarl" presentation:presentation-page-layout-name="AL2T1">
        <office:forms form:automatic-focus="false" form:apply-design-mode="false"/>
        <draw:frame presentation:style-name="pr4" draw:layer="layout" svg:width="16.369cm" svg:height="3.505cm" svg:x="5.293cm" svg:y="1.742cm" presentation:class="title">
          <draw:text-box>
            <text:p>LAB: Non-Default Locations</text:p>
          </draw:text-box>
        </draw:frame>
        <draw:frame presentation:style-name="pr5" draw:layer="layout" svg:width="23.918cm" svg:height="13.225cm" svg:x="2.057cm" svg:y="5.836cm" presentation:class="outline" presentation:user-transformed="true">
          <draw:text-box>
            <text:list text:style-name="L2">
              <text:list-item>
                <text:p>Edit /etc/httpd/conf/httpd.conf</text:p>
                <text:list>
                  <text:list-item>
                    <text:p>Change webroot to /opt/www</text:p>
                  </text:list-item>
                </text:list>
              </text:list-item>
              <text:list-item>
                <text:p>Copy old webroot to new webroot</text:p>
                <text:list>
                  <text:list-item>
                    <text:p>cp -R /var/www /opt/www</text:p>
                  </text:list-item>
                </text:list>
              </text:list-item>
              <text:list-item>
                <text:p>Open http://localhost</text:p>
              </text:list-item>
              <text:list-item>
                <text:p>Why didn't it work?</text:p>
                <text:list>
                  <text:list-item>
                    <text:p>semanage fcontext -a -e /var/www /opt/www</text:p>
                  </text:list-item>
                </text:list>
                <text:p/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4" presentation:class="page"/>
          <draw:frame presentation:style-name="pr3" draw:text-style-name="P5" draw:layer="layout" svg:width="15.45cm" svg:height="9.998cm" svg:x="3.386cm" svg:y="12.51cm" presentation:class="notes">
            <draw:text-box>
              <text:p text:style-name="P5"><text:span text:style-name="T4">Edit /etc/httpd/conf/httpd.conf comment our UserDir disabled</text:span></text:p>
              <text:p text:style-name="P5"><text:span text:style-name="T4"/></text:p>
              <text:p text:style-name="P5"><text:span text:style-name="T4">Set permissions on home directory chmod 711 /home/demo</text:span></text:p>
              <text:p text:style-name="P5"><text:span text:style-name="T4"/></text:p>
              <text:p text:style-name="P5"><text:span text:style-name="T4">Set permission on public_html chmod 755 html</text:span></text:p>
            </draw:text-box>
          </draw:frame>
        </presentation:notes>
      </draw:page>
      <draw:page draw:name="page5" draw:style-name="dp1" draw:master-page-name="iarl" presentation:presentation-page-layout-name="AL2T1">
        <office:forms form:automatic-focus="false" form:apply-design-mode="false"/>
        <draw:frame presentation:style-name="pr4" draw:layer="layout" svg:width="17.786cm" svg:height="3.505cm" svg:x="5.106cm" svg:y="1.904cm" presentation:class="title" presentation:user-transformed="true">
          <draw:text-box>
            <text:p>LAB: Booleans</text:p>
          </draw:text-box>
        </draw:frame>
        <draw:frame presentation:style-name="pr5" draw:layer="layout" svg:width="23.918cm" svg:height="13.225cm" svg:x="2.057cm" svg:y="5.836cm" presentation:class="outline" presentation:user-transformed="true">
          <draw:text-box>
            <text:list text:style-name="L2">
              <text:list-item>
                <text:p>Create a file test.txt under ~/public_html</text:p>
                <text:list>
                  <text:list-item>
                    <text:p>What is it's security context?</text:p>
                  </text:list-item>
                </text:list>
              </text:list-item>
              <text:list-item>
                <text:p>Try to go to http://localhost/~sedemo/test.txt</text:p>
                <text:list>
                  <text:list-item>
                    <text:p>Does it work?</text:p>
                  </text:list-item>
                </text:list>
              </text:list-item>
              <text:list-item>
                <text:p>Why didn't it work?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5" presentation:class="page"/>
          <draw:frame presentation:style-name="pr3" draw:text-style-name="P5" draw:layer="layout" svg:width="15.45cm" svg:height="9.998cm" svg:x="3.386cm" svg:y="12.51cm" presentation:class="notes">
            <draw:text-box>
              <text:p text:style-name="P5"><text:span text:style-name="T4">Edit /etc/httpd/conf/httpd.conf comment our UserDir disabled</text:span></text:p>
              <text:p text:style-name="P5"><text:span text:style-name="T4"/></text:p>
              <text:p text:style-name="P5"><text:span text:style-name="T4">Set permissions on home directory chmod 711 /home/demo</text:span></text:p>
              <text:p text:style-name="P5"><text:span text:style-name="T4"/></text:p>
              <text:p text:style-name="P5"><text:span text:style-name="T4">Set permission on public_html chmod 755 html</text:span></text:p>
            </draw:text-box>
          </draw:frame>
        </presentation:notes>
      </draw:page>
      <draw:page draw:name="page6" draw:style-name="dp1" draw:master-page-name="iarl" presentation:presentation-page-layout-name="AL2T1">
        <office:forms form:automatic-focus="false" form:apply-design-mode="false"/>
        <draw:frame presentation:style-name="pr4" draw:layer="layout" svg:width="17.786cm" svg:height="3.505cm" svg:x="5.106cm" svg:y="1.904cm" presentation:class="title" presentation:user-transformed="true">
          <draw:text-box>
            <text:p>Fixing Booleans</text:p>
          </draw:text-box>
        </draw:frame>
        <draw:frame presentation:style-name="pr5" draw:layer="layout" svg:width="23.918cm" svg:height="13.225cm" svg:x="2.057cm" svg:y="5.836cm" presentation:class="outline" presentation:user-transformed="true">
          <draw:text-box>
            <text:list text:style-name="L2">
              <text:list-item>
                <text:p>List all policy booleans</text:p>
                <text:list>
                  <text:list-item>
                    <text:p>getsebool -a</text:p>
                  </text:list-item>
                </text:list>
              </text:list-item>
              <text:list-item>
                <text:p>Look for the right boolean</text:p>
                <text:list>
                  <text:list-item>
                    <text:p>httpd + home directories?</text:p>
                  </text:list-item>
                </text:list>
              </text:list-item>
              <text:list-item>
                <text:p>Set the boolean</text:p>
                <text:list>
                  <text:list-item>
                    <text:p>setsebool &lt;boolean&gt; true</text:p>
                  </text:list-item>
                </text:list>
              </text:list-item>
              <text:list-item>
                <text:p>Set the boolean permenantly</text:p>
                <text:list>
                  <text:list-item>
                    <text:p>setsebool -P &lt;boolean&gt; tru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6" presentation:class="page"/>
          <draw:frame presentation:style-name="pr3" draw:text-style-name="P5" draw:layer="layout" svg:width="15.45cm" svg:height="9.998cm" svg:x="3.386cm" svg:y="12.51cm" presentation:class="notes">
            <draw:text-box>
              <text:p text:style-name="P5"><text:span text:style-name="T4">Edit /etc/httpd/conf/httpd.conf comment our UserDir disabled</text:span></text:p>
              <text:p text:style-name="P5"><text:span text:style-name="T4"/></text:p>
              <text:p text:style-name="P5"><text:span text:style-name="T4">Set permissions on home directory chmod 711 /home/demo</text:span></text:p>
              <text:p text:style-name="P5"><text:span text:style-name="T4"/></text:p>
              <text:p text:style-name="P5"><text:span text:style-name="T4">Set permission on public_html chmod 755 html</text:span></text:p>
            </draw:text-box>
          </draw:frame>
        </presentation:notes>
      </draw:page>
      <draw:page draw:name="page7" draw:style-name="dp1" draw:master-page-name="iarl" presentation:presentation-page-layout-name="AL2T1">
        <office:forms form:automatic-focus="false" form:apply-design-mode="false"/>
        <draw:frame presentation:style-name="pr6" draw:layer="layout" svg:width="16.369cm" svg:height="3.506cm" svg:x="5.293cm" svg:y="1.742cm" presentation:class="title">
          <draw:text-box>
            <text:p>Lab: Non-Default Ports</text:p>
          </draw:text-box>
        </draw:frame>
        <draw:frame presentation:style-name="pr7" draw:layer="layout" svg:width="23.918cm" svg:height="13.86cm" svg:x="2.057cm" svg:y="5.836cm" presentation:class="outline" presentation:user-transformed="true">
          <draw:text-box>
            <text:list text:style-name="L2">
              <text:list-item>
                <text:p>Pick a tcp port to use</text:p>
                <text:list>
                  <text:list-item>
                    <text:p>8082 is free</text:p>
                  </text:list-item>
                </text:list>
              </text:list-item>
              <text:list-item>
                <text:p>Edit /etc/httpd/conf/httpd.conf</text:p>
                <text:list>
                  <text:list-item>
                    <text:p>Change listen to 8082</text:p>
                  </text:list-item>
                </text:list>
              </text:list-item>
              <text:list-item>
                <text:p>Restart Apache</text:p>
                <text:list>
                  <text:list-item>
                    <text:p>service httpd restart</text:p>
                  </text:list-item>
                </text:list>
              </text:list-item>
              <text:list-item>
                <text:p>What happens?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7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8" draw:style-name="dp1" draw:master-page-name="iarl" presentation:presentation-page-layout-name="AL2T1">
        <office:forms form:automatic-focus="false" form:apply-design-mode="false"/>
        <draw:frame presentation:style-name="pr6" draw:layer="layout" svg:width="16.369cm" svg:height="3.506cm" svg:x="5.293cm" svg:y="1.742cm" presentation:class="title">
          <draw:text-box>
            <text:p>Fixing: Non-Default Ports</text:p>
          </draw:text-box>
        </draw:frame>
        <draw:frame presentation:style-name="pr7" draw:layer="layout" svg:width="23.918cm" svg:height="13.86cm" svg:x="2.057cm" svg:y="5.836cm" presentation:class="outline">
          <draw:text-box>
            <text:list text:style-name="L2">
              <text:list-item>
                <text:p>View Listing of all ports and find http port type</text:p>
                <text:list>
                  <text:list-item>
                    <text:p>semanage port -l</text:p>
                  </text:list-item>
                </text:list>
              </text:list-item>
              <text:list-item>
                <text:p>Add new port mapping</text:p>
                <text:list>
                  <text:list-item>
                    <text:p>semanage port -a -t http_port_t -p tcp <text:s/>8082</text:p>
                  </text:list-item>
                </text:list>
              </text:list-item>
              <text:list-item>
                <text:p>Restart Apache</text:p>
                <text:list>
                  <text:list-item>
                    <text:p>service httpd restart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8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9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255cm" svg:x="5.293cm" svg:y="1.867cm" presentation:class="title">
          <draw:text-box>
            <text:p>Silent Denials</text:p>
          </draw:text-box>
        </draw:frame>
        <draw:frame presentation:style-name="pr10" draw:layer="layout" svg:width="23.918cm" svg:height="12.975cm" svg:x="2.057cm" svg:y="5.836cm" presentation:class="outline" presentation:user-transformed="true">
          <draw:text-box>
            <text:list text:style-name="L2">
              <text:list-item>
                <text:p>Permission denials may be silenced by dontaudit rules in the policy.</text:p>
              </text:list-item>
              <text:list-item>
                <text:p>Used to avoid filling audit logs with noise from harmless application probing.</text:p>
              </text:list-item>
              <text:list-item>
                <text:p>May hide the cause of a denial when developing policy.</text:p>
              </text:list-item>
              <text:list-item>
                <text:p>Use semodule -DB to strip dontaudit rules.</text:p>
              </text:list-item>
              <text:list-item>
                <text:p>Use semodule -B to restore them.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9" presentation:class="page"/>
          <draw:frame presentation:style-name="pr11" draw:text-style-name="P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10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255cm" svg:x="5.293cm" svg:y="1.867cm" presentation:class="title" presentation:user-transformed="true">
          <draw:text-box>
            <text:p>Audit2allow</text:p>
          </draw:text-box>
        </draw:frame>
        <draw:frame presentation:style-name="pr10" draw:layer="layout" svg:width="23.918cm" svg:height="12.975cm" svg:x="2.057cm" svg:y="5.836cm" presentation:class="outline">
          <draw:text-box>
            <text:list text:style-name="L2">
              <text:list-item>
                <text:p>If the prior cases don't apply, you may need to create local policy to allow the access.</text:p>
              </text:list-item>
              <text:list-item>
                <text:p>audit2allow is a tool for generating policy from audit messages. </text:p>
              </text:list-item>
              <text:list-item>
                <text:p>Use with caution!</text:p>
                <text:p/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10" presentation:class="page"/>
          <draw:frame presentation:style-name="pr11" draw:text-style-name="P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11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255cm" svg:x="5.293cm" svg:y="1.867cm" presentation:class="title">
          <draw:text-box>
            <text:p>Audit2allow Examples</text:p>
          </draw:text-box>
        </draw:frame>
        <draw:frame presentation:style-name="pr10" draw:layer="layout" svg:width="23.918cm" svg:height="12.975cm" svg:x="2.057cm" svg:y="5.836cm" presentation:class="outline" presentation:user-transformed="true">
          <draw:text-box>
            <text:list text:style-name="L2">
              <text:list-item>
                <text:p>Create and insert a local policy module that allows all logged denials since the last reload.</text:p>
                <text:list>
                  <text:list-item>
                    <text:p><text:span text:style-name="T3">audit2allow -l -a -M mypolicy</text:span></text:p>
                  </text:list-item>
                  <text:list-item>
                    <text:p><text:span text:style-name="T3">semodule -i mypolicy.pp</text:span></text:p>
                  </text:list-item>
                </text:list>
              </text:list-item>
              <text:list-item>
                <text:p>Create and insert a local policy module that allows all denials logged on the httpd program.</text:p>
                <text:list>
                  <text:list-item>
                    <text:p><text:span text:style-name="T3">ausearch -m avc -c httpd | audit2allow -M myhttpd</text:span></text:p>
                  </text:list-item>
                  <text:list-item>
                    <text:p><text:span text:style-name="T3">semodule -i myhttpd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11" presentation:class="page"/>
          <draw:frame presentation:style-name="pr11" draw:text-style-name="P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12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255cm" svg:x="5.293cm" svg:y="1.867cm" presentation:class="title">
          <draw:text-box>
            <text:p>Audit2allow -R</text:p>
          </draw:text-box>
        </draw:frame>
        <draw:frame presentation:style-name="pr10" draw:layer="layout" svg:width="23.918cm" svg:height="12.975cm" svg:x="2.057cm" svg:y="5.836cm" presentation:class="outline">
          <draw:text-box>
            <text:list text:style-name="L2">
              <text:list-item>
                <text:p>By default, audit2allow emits raw policy rules.</text:p>
              </text:list-item>
              <text:list-item>
                <text:p>Existing policy is written using macros (interfaces).</text:p>
              </text:list-item>
              <text:list-item>
                <text:p>Audit2allow -R will try to find the right interface and use it.</text:p>
                <text:list>
                  <text:list-item>
                    <text:p>Audit2allow -l -a -R -M mypolicy</text:p>
                  </text:list-item>
                </text:list>
              </text:list-item>
              <text:list-item>
                <text:p>Imperfect, but can be helpful.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12" presentation:class="page"/>
          <draw:frame presentation:style-name="pr11" draw:text-style-name="P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13" draw:style-name="dp1" draw:master-page-name="iarl" presentation:presentation-page-layout-name="AL2T1">
        <office:forms form:automatic-focus="false" form:apply-design-mode="false"/>
        <draw:frame presentation:style-name="pr12" draw:layer="layout" svg:width="16.369cm" svg:height="3.507cm" svg:x="5.293cm" svg:y="1.742cm" presentation:class="title">
          <draw:text-box>
            <text:p>Tools</text:p>
          </draw:text-box>
        </draw:frame>
        <draw:frame presentation:style-name="pr13" draw:layer="layout" svg:width="23.918cm" svg:height="14.027cm" svg:x="2.057cm" svg:y="5.836cm" presentation:class="outline" presentation:user-transformed="true">
          <draw:text-box>
            <text:list text:style-name="L2">
              <text:list-item>
                <text:p><text:span text:style-name="T3">Auditing</text:span></text:p>
                <text:list>
                  <text:list-item>
                    <text:p><text:span text:style-name="T5">ausearch, aureport, auditctl, audit2why</text:span></text:p>
                  </text:list-item>
                </text:list>
              </text:list-item>
              <text:list-item>
                <text:p><text:span text:style-name="T3">Policy Management tools</text:span></text:p>
                <text:list>
                  <text:list-item>
                    <text:p><text:span text:style-name="T5">semodule, semanage, {get,set}sebool</text:span></text:p>
                  </text:list-item>
                </text:list>
              </text:list-item>
              <text:list-item>
                <text:p><text:span text:style-name="T3">Policy Querying Tools</text:span></text:p>
                <text:list>
                  <text:list-item>
                    <text:p><text:span text:style-name="T5">sesearch, <text:s/>sediff, apol</text:span></text:p>
                  </text:list-item>
                </text:list>
              </text:list-item>
              <text:list-item>
                <text:p><text:span text:style-name="T3">Policy Generation Tools</text:span></text:p>
                <text:list>
                  <text:list-item>
                    <text:p><text:span text:style-name="T5">audit2allow, sepolgen</text:span></text:p>
                  </text:list-item>
                </text:list>
              </text:list-item>
              <text:list-item>
                <text:p><text:span text:style-name="T3">GUI Tools</text:span></text:p>
                <text:list>
                  <text:list-item>
                    <text:p><text:span text:style-name="T5">setroubleshoot, system-config-selinux, apol, SLIDE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13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1pt" fo:font-style="normal" fo:text-shadow="none" style:text-underline-style="none" fo:font-weight="normal" style:font-family-asian="Tahoma" style:font-pitch-asian="variable" style:font-size-asian="21pt" style:font-style-asian="normal" style:font-weight-asian="normal" style:font-family-complex="Tahoma" style:font-pitch-complex="variable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9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1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1.4000015258789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Mgr4" style:family="graphic" style:parent-style-name="standard">
      <style:graphic-properties draw:stroke="none" draw:fill="none" draw:fill-color="#ffffff" draw:auto-grow-width="true" fo:min-height="0.64cm" fo:min-width="1.24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4" draw:layer="backgroundobjects" svg:width="23.906cm" svg:height="1.204cm" svg:x="2.014cm" svg:y="0.69cm">
        <draw:text-box>
          <text:p/>
        </draw:text-box>
      </draw:frame>
      <draw:frame draw:style-name="Mgr4" draw:text-style-name="MP5" draw:layer="backgroundobjects" svg:width="2.754cm" svg:height="0.89cm" svg:x="25.244cm" svg:y="19.6cm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4T00:13:42.80</meta:creation-date>
    <dc:date>2013-07-14T00:29:22.26</dc:date>
    <meta:editing-duration>PT1M40S</meta:editing-duration>
    <meta:editing-cycles>3</meta:editing-cycles>
    <meta:generator>LibreOffice/4.0.0.3$Windows_x86 LibreOffice_project/7545bee9c2a0782548772a21bc84a9dcc583b89</meta:generator>
    <meta:document-statistic meta:object-count="80"/>
  </office:meta>
</office:document-meta>
</file>